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A00A00004E023466FD9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0.459cm"/>
      <style:text-properties style:font-name="Arial" fo:language="zxx" fo:country="none" style:language-asian="zxx" style:country-asian="none"/>
    </style:style>
    <style:style style:name="P4" style:family="paragraph" style:parent-style-name="Standard">
      <style:paragraph-properties fo:line-height="0.459cm"/>
      <style:text-properties style:font-name="Arial"/>
    </style:style>
    <style:style style:name="P5" style:family="paragraph" style:parent-style-name="Standard">
      <style:paragraph-properties fo:line-height="0.388cm" style:snap-to-layout-grid="false"/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Prénom_20_NOM">
      <style:text-properties style:font-name="Arial" fo:font-size="11pt" style:font-size-asian="11pt" style:font-size-complex="11pt"/>
    </style:style>
    <style:style style:name="P19" style:family="paragraph" style:parent-style-name="Prénom_20_NOM">
      <style:text-properties style:font-name="Arial" fo:font-size="11pt" fo:font-weight="normal" style:font-size-asian="11pt" style:font-weight-asian="normal" style:font-size-complex="11pt" style:font-weight-complex="bold"/>
    </style:style>
    <style:style style:name="P20" style:family="paragraph" style:parent-style-name="Prénom_20_NOM">
      <style:paragraph-properties fo:margin-left="0.501cm" fo:margin-right="0cm" fo:text-indent="-0.501cm" style:auto-text-indent="false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/>
    </style:style>
    <style:style style:name="P21" style:family="paragraph" style:parent-style-name="Prénom_20_NOM">
      <style:paragraph-properties fo:margin-left="0.501cm" fo:margin-right="0cm" fo:text-indent="-0.501cm" style:auto-text-indent="false"/>
      <style:text-properties style:font-name="Arial" fo:font-size="11pt" fo:font-weight="normal" style:font-size-asian="11pt" style:font-weight-asian="normal" style:font-size-complex="11pt"/>
    </style:style>
    <style:style style:name="P22" style:family="paragraph" style:parent-style-name="Prénom_20_NOM">
      <style:paragraph-properties fo:margin-left="8.001cm" fo:margin-right="0cm" fo:text-indent="-7.5cm" style:auto-text-indent="false"/>
      <style:text-properties style:font-name="Arial" fo:font-size="11pt" fo:font-weight="normal" style:font-size-asian="11pt" style:font-weight-asian="normal" style:font-size-complex="11pt"/>
    </style:style>
    <style:style style:name="P23" style:family="paragraph" style:parent-style-name="Prénom_20_NOM">
      <style:paragraph-properties fo:margin-left="8.001cm" fo:margin-right="0cm" fo:text-indent="-7.5cm" style:auto-text-indent="false"/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Header">
      <style:paragraph-properties fo:line-height="0.459cm">
        <style:tab-stops/>
      </style:paragraph-properties>
      <style:text-properties style:font-name="Arial" fo:language="zxx" fo:country="none" style:language-asian="zxx" style:country-asian="none" style:font-weight-complex="bold"/>
    </style:style>
    <style:style style:name="P26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27" style:family="paragraph" style:parent-style-name="Table_20_Contents">
      <style:text-properties style:font-name="Ari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style:font-name-complex="Arial"/>
    </style:style>
    <style:style style:name="T5" style:family="text">
      <style:text-properties style:text-position="super 58%" style:font-name-complex="Arial"/>
    </style:style>
    <style:style style:name="T6" style:family="text">
      <style:text-properties style:text-position="super 58%" fo:font-size="9pt" fo:font-weight="normal" style:font-size-asian="9pt" style:font-weight-asian="normal" style:font-size-complex="9pt"/>
    </style:style>
    <style:style style:name="T7" style:family="text">
      <style:text-properties style:text-position="super 58%" fo:font-weight="normal" style:font-weight-asian="normal"/>
    </style:style>
    <style:style style:name="T8" style:family="text">
      <style:text-properties fo:font-size="9pt" fo:font-weight="normal" style:font-size-asian="9pt" style:font-weight-asian="normal" style:font-size-complex="9pt"/>
    </style:style>
    <style:style style:name="T9" style:family="text">
      <style:text-properties fo:color="#000000"/>
    </style:style>
    <style:style style:name="T10" style:family="text">
      <style:text-properties fo:color="#000000" style:font-name-complex="Arial"/>
    </style:style>
    <style:style style:name="T11" style:family="text">
      <style:text-properties style:font-name-asian="Times New Roman" style:font-name-complex="Arial"/>
    </style:style>
    <style:style style:name="T12" style:family="text">
      <style:text-properties style:font-name="Arial" fo:font-size="8pt" fo:language="zxx" fo:country="none" style:font-size-asian="8pt" style:language-asian="zxx" style:country-asian="none" style:font-size-complex="10pt"/>
    </style:style>
    <style:style style:name="T13" style:family="text">
      <style:text-properties fo:language="zxx" fo:country="none" style:language-asian="zxx" style:country-asian="none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rial" fo:font-size="11pt" style:font-size-asian="11pt" style:font-size-complex="11pt"/>
    </style:style>
    <style:style style:name="T16" style:family="text">
      <style:text-properties style:use-window-font-color="true" fo:font-size="11pt" style:font-size-asian="11pt" style:font-size-complex="11pt"/>
    </style:style>
    <style:style style:name="T17" style:family="text">
      <style:text-properties fo:font-weight="normal" style:font-weight-asian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"/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7"/>
            </table:table-cell>
            <table:table-cell table:style-name="Tableau1.A1" table:number-rows-spanned="6" office:value-type="string">
              <text:p text:style-name="P13"><text:user-field-get text:name="personne_qual"/> <text:s/><text:user-field-get text:name="personne_nom"/> <text:s/><text:user-field-get text:name="personne_prenom"/></text:p>
              <text:p text:style-name="P14"><text:user-field-get text:name="adresse_numvoie"/> <text:s text:c="2"/><text:user-field-get text:name="adresse_typevoie"/> <text:s/><text:user-field-get text:name="adresse_nomvoie"/></text:p>
              <text:p text:style-name="P14"><text:user-field-get text:name="adresse_complideadr"/></text:p>
              <text:p text:style-name="P14"><text:user-field-get text:name="adresse_compladr"/></text:p>
              <text:p text:style-name="P12"><text:span text:style-name="T11"><text:user-field-get text:name="adresse_codepos"/></text:span><text:span text:style-name="T11"> <text:s/></text:span><text:user-field-get text:name="adresse_locaadr"/></text:p>
            </table:table-cell>
          </table:table-row>
          <table:table-row>
            <table:table-cell table:style-name="Tableau1.A1" office:value-type="string">
              <text:p text:style-name="P7"><text:span text:style-name="T13">Réf. : </text:span>DPAS/SIS/APRE/LH/2010</text:p>
            </table:table-cell>
            <table:covered-table-cell/>
          </table:table-row>
          <table:table-row>
            <table:table-cell table:style-name="Tableau1.A1" office:value-type="string">
              <text:p text:style-name="P5"><text:span text:style-name="T1">Affaire suivie par : </text:span><text:bookmark-start text:name="Texte7"/><text:span text:style-name="T12"><text:user-field-get text:name="user_nom">user_nom</text:user-field-get></text:span><text:bookmark-end text:name="Texte7"/><text:span text:style-name="T12"> </text:span><text:span text:style-name="T12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26"/>
              <text:p text:style-name="P8"/>
              <text:p text:style-name="P26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date style:data-style-name="N36" text:date-value="2010-03-18T16:26:03.47">18/03/2010</text:date></text:p>
            </table:table-cell>
            <table:table-cell table:style-name="Tableau1.A1" office:value-type="string">
              <text:p text:style-name="P27"/>
            </table:table-cell>
          </table:table-row>
        </table:table>
        <text:p text:style-name="P2"/>
        <text:p text:style-name="P9"/>
        <text:p text:style-name="P9"/>
        <text:p text:style-name="P16"><text:conditional-text text:condition="ooow:personne_qual==&quot;MR&quot;" text:string-value-if-true="Monsieur" text:string-value-if-false="Madame" text:current-value="true">Madame</text:conditional-text>,</text:p>
        <text:p text:style-name="P9"/>
        <text:p text:style-name="P9"><text:span text:style-name="T4">Depuis le 1</text:span><text:span text:style-name="T5">er</text:span><text:span text:style-name="T4"> juin 2009 et dans le cadre de la loi du 1</text:span><text:span text:style-name="T5">er</text:span><text:span text:style-name="T4"> décembre 2008 relative au RSA</text:span><text:span text:style-name="T5">(*)</text:span><text:span text:style-name="T4">, vous avez soit, repris un emploi, commencé une formation qualifiante ou créé votre entreprise. </text:span></text:p>
        <text:p text:style-name="P10"/>
        <text:p text:style-name="P10">Vous avez, à ce titre, droit au bénéfice de l’APRE (Aide Personnalisée de Retour à l’Emploi). Cette aide est destinée à compenser les coûts liés à la reprise d’une activité professionnelle.</text:p>
        <text:p text:style-name="P10"/>
        <text:p text:style-name="P9"><text:span text:style-name="T4">J’ai le plaisir de vous informer que la somme forfaitaire </text:span><text:span text:style-name="T5">(**)</text:span><text:span text:style-name="T4"> de </text:span><text:span text:style-name="T10"><text:user-field-get text:name="apre_allocation"/></text:span><text:span text:style-name="T4"> € sera versée sur votre compte bancaire. </text:span></text:p>
        <text:p text:style-name="P10"/>
        <text:p text:style-name="P10">Cette aide est gérée par le Conseil Général de Seine Saint Denis et financée par le Fonds national des solidarités actives. <text:s/></text:p>
        <text:p text:style-name="P10"/>
        <text:p text:style-name="P17"><text:span text:style-name="T4">En souhaitant qu’elle vous permette de consolider votre situation professionnelle, </text:span>je vous prie de croire, <text:span text:style-name="T14"><text:conditional-text text:condition="ooow:personne_qual==&quot;MR&quot;" text:string-value-if-true="Monsieur" text:string-value-if-false="Madame" text:current-value="true">Madame</text:conditional-text></text:span><text:span text:style-name="T9">, </text:span>à l'assurance de mes salutations distinguées.</text:p>
        <text:p text:style-name="P17"/>
        <text:p text:style-name="P17"/>
        <text:p text:style-name="P17"/>
        <text:p text:style-name="P17"/>
        <text:p text:style-name="P18">Laëtitia Hélouet</text:p>
        <text:p text:style-name="P19">Chef du Service de l’Insertion</text:p>
        <text:p text:style-name="P19">et de la Solidarité</text:p>
        <text:p text:style-name="P19"/>
        <text:p text:style-name="P20"><draw:frame draw:style-name="fr1" draw:name="Cadre1" text:anchor-type="char" svg:x="6.985cm" svg:y="0.175cm" svg:width="4.763cm" svg:height="2.223cm" draw:z-index="0"><draw:text-box><text:p text:style-name="P1"><draw:frame draw:style-name="fr2" draw:name="images1" text:anchor-type="as-char" svg:y="-2cm" svg:width="4.544cm" svg:height="2.214cm" draw:z-index="1"><draw:image xlink:href="Pictures/200000070000A00A00004E023466FD91.wmf" xlink:type="simple" xlink:show="embed" xlink:actuate="onLoad"/></draw:frame></text:p></draw:text-box></draw:frame></text:p>
        <text:p text:style-name="P21">(*) <text:tab/>RSA: Revenu de Solidarité Active</text:p>
        <text:p text:style-name="P21">(**) Forfait fixe de 400 € + Forfait majoré </text:p>
        <text:p text:style-name="P22">de 100 € /enfants de moins de 12ans </text:p>
        <text:p text:style-name="P23"><text:span text:style-name="T17">jusqu’au 4</text:span><text:span text:style-name="T7">ème</text:span><text:span text:style-name="T17"> enfant</text:span></text:p>
        <text:p text:style-name="P24"/>
        <text:p text:style-name="P9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17:14:02</meta:creation-date>
    <dc:date>2010-03-18T16:26:03.43</dc:date>
    <meta:editing-duration>PT00H44M16S</meta:editing-duration>
    <meta:editing-cycles>20</meta:editing-cycles>
    <meta:generator>OpenOffice.org/3.1$Win32 OpenOffice.org_project/310m11$Build-9399</meta:generator>
    <dc:creator>Thierry ROBERT</dc:creator>
    <meta:printed-by>Thierry ROBERT</meta:printed-by>
    <meta:print-date>2010-03-18T16:23:55.78</meta:print-date>
    <meta:document-statistic meta:table-count="1" meta:image-count="1" meta:object-count="0" meta:page-count="1" meta:paragraph-count="23" meta:word-count="179" meta:character-count="1111"/>
  </office:meta>
</office:document-meta>
</file>